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D8A0000233F30493EF9B05287F0.svm" manifest:media-type=""/>
  <manifest:file-entry manifest:full-path="Pictures/100000000000044500000123B999763ED5675856.png" manifest:media-type="image/png"/>
  <manifest:file-entry manifest:full-path="Pictures/1000000000000551000002FF4935CC8A6F9D6CC9.png" manifest:media-type="image/png"/>
  <manifest:file-entry manifest:full-path="Pictures/1000000000000459000000EB40D9267948F54F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7b0" officeooo:paragraph-rsid="001517b0"/>
    </style:style>
    <style:style style:name="P2" style:family="paragraph" style:parent-style-name="Standard">
      <style:text-properties officeooo:rsid="001941a8" officeooo:paragraph-rsid="001517b0"/>
    </style:style>
    <style:style style:name="P3" style:family="paragraph" style:parent-style-name="Standard">
      <style:text-properties officeooo:rsid="001cf978" officeooo:paragraph-rsid="001cf978"/>
    </style:style>
    <style:style style:name="P4" style:family="paragraph" style:parent-style-name="Standard">
      <style:text-properties officeooo:rsid="001f0399" officeooo:paragraph-rsid="0020f65f"/>
    </style:style>
    <style:style style:name="P5" style:family="paragraph" style:parent-style-name="Standard">
      <style:text-properties officeooo:rsid="001cf978" officeooo:paragraph-rsid="001517b0"/>
    </style:style>
    <style:style style:name="T1" style:family="text">
      <style:text-properties officeooo:rsid="001883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14</text:span></text:p>
      <text:p text:style-name="P1"><draw:frame draw:style-name="fr1" draw:name="Figura1" text:anchor-type="paragraph" svg:width="17cm" svg:height="6.405cm" draw:z-index="0"><draw:image xlink:href="Pictures/2000000900005D8A0000233F30493EF9B05287F0.svm" xlink:type="simple" xlink:show="embed" xlink:actuate="onLoad"/></draw:frame></text:p>
      <text:p text:style-name="P2"><draw:frame draw:style-name="fr1" draw:name="Figura2" text:anchor-type="paragraph" svg:width="17cm" svg:height="9.58cm" draw:z-index="1"><draw:image xlink:href="Pictures/1000000000000551000002FF4935CC8A6F9D6CC9.png" xlink:type="simple" xlink:show="embed" xlink:actuate="onLoad"/></draw:frame></text:p>
      <text:p text:style-name="P5"><draw:frame draw:style-name="fr1" draw:name="Figura3" text:anchor-type="paragraph" svg:width="17cm" svg:height="4.526cm" draw:z-index="2"><draw:image xlink:href="Pictures/100000000000044500000123B999763ED5675856.png" xlink:type="simple" xlink:show="embed" xlink:actuate="onLoad"/></draw:frame></text:p>
      <text:p text:style-name="P3"><draw:frame draw:style-name="fr1" draw:name="Figura4" text:anchor-type="paragraph" svg:width="17cm" svg:height="3.588cm" draw:z-index="3"><draw:image xlink:href="Pictures/1000000000000459000000EB40D9267948F54FBE.png" xlink:type="simple" xlink:show="embed" xlink:actuate="onLoad"/></draw:frame></text:p>
      <text:p text:style-name="P4">OP Lançada. 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0:14.017000000</meta:creation-date>
    <dc:date>2018-03-08T10:00:03.957000000</dc:date>
    <meta:editing-duration>PT23M47S</meta:editing-duration>
    <meta:editing-cycles>10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2" meta:word-count="4" meta:character-count="28" meta:non-whitespace-character-count="26"/>
  </office:meta>
</office:document-meta>
</file>